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16pt" fo:language="fr" fo:country="FR" fo:font-weight="bold" officeooo:rsid="000d15e8" officeooo:paragraph-rsid="000d15e8" style:font-size-asian="16pt" style:language-asian="zxx" style:country-asian="none" style:font-weight-asian="bold" style:font-size-complex="16pt" style:language-complex="zxx" style:country-complex="none" style:font-weight-complex="bold"/>
    </style:style>
    <style:style style:name="P2" style:family="paragraph" style:parent-style-name="Standard">
      <style:paragraph-properties fo:line-height="115%"/>
      <style:text-properties fo:language="fr" fo:country="FR" officeooo:rsid="000dd65c" officeooo:paragraph-rsid="000dd65c" style:language-asian="zxx" style:country-asian="none" style:language-complex="zxx" style:country-complex="none"/>
    </style:style>
    <style:style style:name="P3" style:family="paragraph" style:parent-style-name="Standard">
      <style:paragraph-properties fo:line-height="115%"/>
      <style:text-properties fo:language="fr" fo:country="FR" officeooo:rsid="000e5fbc" officeooo:paragraph-rsid="000e5fbc" style:language-asian="zxx" style:country-asian="none" style:language-complex="zxx" style:country-complex="none"/>
    </style:style>
    <style:style style:name="P4" style:family="paragraph" style:parent-style-name="Standard">
      <style:paragraph-properties fo:line-height="115%"/>
      <style:text-properties fo:language="fr" fo:country="FR" fo:font-weight="bold" officeooo:rsid="000e5fbc" officeooo:paragraph-rsid="000e5fbc" style:language-asian="zxx" style:country-asian="none" style:font-weight-asian="bold" style:language-complex="zxx" style:country-complex="none" style:font-weight-complex="bold"/>
    </style:style>
    <style:style style:name="P5" style:family="paragraph" style:parent-style-name="Standard">
      <style:paragraph-properties fo:line-height="115%"/>
      <style:text-properties fo:language="fr" fo:country="FR" fo:font-weight="normal" officeooo:rsid="000e5fbc" officeooo:paragraph-rsid="000e5fbc" style:language-asian="zxx" style:country-asian="none" style:font-weight-asian="normal" style:language-complex="zxx" style:country-complex="none" style:font-weight-complex="normal"/>
    </style:style>
    <style:style style:name="P6" style:family="paragraph" style:parent-style-name="Standard">
      <style:paragraph-properties fo:margin-top="0.199cm" fo:margin-bottom="0cm" loext:contextual-spacing="false" fo:line-height="115%"/>
      <style:text-properties fo:language="fr" fo:country="FR" officeooo:rsid="001050a6" officeooo:paragraph-rsid="00129801" style:language-asian="zxx" style:country-asian="none" style:language-complex="zxx" style:country-complex="none"/>
    </style:style>
    <style:style style:name="P7" style:family="paragraph" style:parent-style-name="Standard">
      <style:paragraph-properties fo:margin-top="0.199cm" fo:margin-bottom="0cm" loext:contextual-spacing="false" fo:line-height="115%"/>
      <style:text-properties fo:language="fr" fo:country="FR" officeooo:rsid="001050a6" officeooo:paragraph-rsid="0016b74c" style:language-asian="zxx" style:country-asian="none" style:language-complex="zxx" style:country-complex="none"/>
    </style:style>
    <style:style style:name="P8" style:family="paragraph" style:parent-style-name="Standard">
      <style:paragraph-properties fo:margin-top="0.199cm" fo:margin-bottom="0cm" loext:contextual-spacing="false" fo:line-height="115%"/>
      <style:text-properties fo:language="fr" fo:country="FR" officeooo:rsid="000e5fbc" officeooo:paragraph-rsid="001050a6" style:language-asian="zxx" style:country-asian="none" style:language-complex="zxx" style:country-complex="none"/>
    </style:style>
    <style:style style:name="P9" style:family="paragraph" style:parent-style-name="Standard">
      <style:paragraph-properties fo:margin-top="0.199cm" fo:margin-bottom="0cm" loext:contextual-spacing="false" fo:line-height="115%"/>
      <style:text-properties fo:language="fr" fo:country="FR" officeooo:rsid="000e5fbc" officeooo:paragraph-rsid="00129801" style:language-asian="zxx" style:country-asian="none" style:language-complex="zxx" style:country-complex="none"/>
    </style:style>
    <style:style style:name="P10" style:family="paragraph" style:parent-style-name="Standard">
      <style:paragraph-properties fo:margin-top="0.199cm" fo:margin-bottom="0cm" loext:contextual-spacing="false" fo:line-height="115%"/>
      <style:text-properties fo:language="fr" fo:country="FR" officeooo:rsid="00129801" officeooo:paragraph-rsid="00129801" style:language-asian="zxx" style:country-asian="none" style:language-complex="zxx" style:country-complex="none"/>
    </style:style>
    <style:style style:name="P11" style:family="paragraph" style:parent-style-name="Standard">
      <style:paragraph-properties fo:margin-top="0.199cm" fo:margin-bottom="0cm" loext:contextual-spacing="false" fo:line-height="115%"/>
      <style:text-properties fo:language="fr" fo:country="FR" officeooo:rsid="00129801" officeooo:paragraph-rsid="0016b74c" style:language-asian="zxx" style:country-asian="none" style:language-complex="zxx" style:country-complex="none"/>
    </style:style>
    <style:style style:name="P12" style:family="paragraph" style:parent-style-name="Standard">
      <style:paragraph-properties fo:margin-top="0.199cm" fo:margin-bottom="0cm" loext:contextual-spacing="false" fo:line-height="115%"/>
      <style:text-properties fo:language="fr" fo:country="FR" officeooo:rsid="00141185" officeooo:paragraph-rsid="00141185" style:language-asian="zxx" style:country-asian="none" style:language-complex="zxx" style:country-complex="none"/>
    </style:style>
    <style:style style:name="P13" style:family="paragraph" style:parent-style-name="Standard">
      <style:paragraph-properties fo:margin-top="0.199cm" fo:margin-bottom="0cm" loext:contextual-spacing="false" fo:line-height="115%"/>
      <style:text-properties fo:language="fr" fo:country="FR" officeooo:rsid="000e9924" officeooo:paragraph-rsid="00141185" style:language-asian="zxx" style:country-asian="none" style:language-complex="zxx" style:country-complex="none"/>
    </style:style>
    <style:style style:name="P14" style:family="paragraph" style:parent-style-name="Standard">
      <style:paragraph-properties fo:margin-top="0.199cm" fo:margin-bottom="0cm" loext:contextual-spacing="false" fo:line-height="115%"/>
      <style:text-properties fo:language="fr" fo:country="FR" fo:font-weight="normal" officeooo:rsid="000e5fbc" officeooo:paragraph-rsid="000e5fbc" style:language-asian="zxx" style:country-asian="none" style:font-weight-asian="normal" style:language-complex="zxx" style:country-complex="none" style:font-weight-complex="normal"/>
    </style:style>
    <style:style style:name="P15" style:family="paragraph" style:parent-style-name="Standard">
      <style:paragraph-properties fo:margin-top="0.199cm" fo:margin-bottom="0cm" loext:contextual-spacing="false" fo:line-height="115%"/>
      <style:text-properties fo:language="fr" fo:country="FR" officeooo:paragraph-rsid="0014ee3d"/>
    </style:style>
    <style:style style:name="T1" style:family="text">
      <style:text-properties officeooo:rsid="000e5fbc"/>
    </style:style>
    <style:style style:name="T2" style:family="text">
      <style:text-properties fo:font-weight="bold" style:font-weight-asian="bold" style:font-weight-complex="bold"/>
    </style:style>
    <style:style style:name="T3" style:family="text">
      <style:text-properties officeooo:rsid="000e9924"/>
    </style:style>
    <style:style style:name="T4" style:family="text">
      <style:text-properties officeooo:rsid="001050a6"/>
    </style:style>
    <style:style style:name="T5" style:family="text">
      <style:text-properties fo:language="fr" fo:country="FR" officeooo:rsid="00129801" style:language-asian="zxx" style:country-asian="none" style:language-complex="zxx" style:country-complex="none"/>
    </style:style>
    <style:style style:name="T6" style:family="text">
      <style:text-properties officeooo:rsid="0011045a"/>
    </style:style>
    <style:style style:name="T7" style:family="text">
      <style:text-properties officeooo:rsid="001271ff"/>
    </style:style>
    <style:style style:name="T8" style:family="text">
      <style:text-properties officeooo:rsid="00141185"/>
    </style:style>
    <style:style style:name="T9" style:family="text">
      <style:text-properties fo:font-variant="normal" fo:text-transform="none" fo:color="#000000" style:font-name="Linux Libertine" fo:letter-spacing="normal" fo:font-style="normal" fo:font-weight="normal"/>
    </style:style>
    <style:style style:name="T10" style:family="text">
      <style:text-properties fo:font-variant="normal" fo:text-transform="none" fo:color="#000000" style:font-name="Linux Libertine" fo:letter-spacing="normal" fo:font-style="normal" fo:font-weight="normal" officeooo:rsid="0014ee3d"/>
    </style:style>
    <style:style style:name="T11" style:family="text">
      <style:text-properties officeooo:rsid="0014ee3d" style:language-asian="zxx" style:country-asian="none" style:language-complex="zxx" style:country-complex="none"/>
    </style:style>
    <style:style style:name="T12" style:family="text">
      <style:text-properties officeooo:rsid="0016b74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stion des cartes adhérent <text:span text:style-name="T1">du </text:span>BDE info</text:p>
      <text:p text:style-name="P2"/>
      <text:p text:style-name="P4">Le projet</text:p>
      <text:p text:style-name="P14">Chaque étudiant peut s'il le souhaite prendre son adhésion au BDE Info. Celui-ci lui fourni alors une carde d'adhérent possédant une puce NFC. Cette puce contient un code unique qui <text:span text:style-name="T3">différencie</text:span> tous les <text:span text:style-name="T12">adhérents</text:span>. On peut retrouver le nom/prénom voire la photo de tous les adhérents à partir de ce code. Ce lien est sauvegardé dans une base de donnée locale.</text:p>
      <text:p text:style-name="P5">Au lancement de l'application, un membre du BDE doit se connecter à l'aide de son nom, prénom et d'un mot de passe.</text:p>
      <text:p text:style-name="P5">Il peut ensuite gérer les cartes des adhérents <text:span text:style-name="T12">ainsi que la prise des menus</text:span>.</text:p>
      <text:p text:style-name="P5"/>
      <text:p text:style-name="P3"><text:span text:style-name="T2">L'application de gestion des cartes adhérent doit :</text:span></text:p>
      <text:p text:style-name="P11">-Permettre à son utilisateur de se connecter</text:p>
      <text:p text:style-name="P7">-Se composer d’un panneau principal <text:span text:style-name="T6">au milieu/à droite</text:span> de l’écran et un panneau d<text:span text:style-name="T6">e faible</text:span> largeur sur la gauche de l’écran.</text:p>
      <text:p text:style-name="P8">-Fournir un onglet pour afficher la liste des <text:span text:style-name="T7">adhérents</text:span> <text:span text:style-name="T4">et</text:span> <text:span text:style-name="T4">un autre onglet pour sélectionner le menu que l’adhérent veut prendre.</text:span></text:p>
      <text:p text:style-name="P10">-Permettre à son utilisateur de débiter ou de créditer le compte de l’adhérent (s’il paye son repas avec son compte ou s’il pose de l’argent dessus).</text:p>
      <text:p text:style-name="P12">-Permettre à son utilisateur de modifier les informations des adhérents (groupe, photo...)</text:p>
      <text:p text:style-name="P6"><text:span text:style-name="T7">Le panneau de gauche doit a</text:span>fficher les informations du membre du BDE connecté dans <text:span text:style-name="T7">s</text:span>a partie basse <text:span text:style-name="T7">et</text:span> <text:span text:style-name="T7">a</text:span>fficher les informations de l’adhérent sélectionné <text:span text:style-name="T7">dans sa partie haute</text:span>.</text:p>
      <text:p text:style-name="P10">Les informations d’un adhérent sont son nom, son prénom, <text:span text:style-name="T8">son groupe, son éventuelle photo et son solde ; celles d’un membre du BDE sont son nom, son prénom, sa photo et son poste.</text:span></text:p>
      <text:p text:style-name="P9"><text:span text:style-name="T4">L’onglet de la liste des adhérents</text:span> contient une barre de recherche et permet de sélectionner un <text:span text:style-name="T4">adhérent ; celui des menus contient la liste des formules ainsi que leur prix.</text:span></text:p>
      <text:p text:style-name="P15"><text:span text:style-name="T11">L’onglet de la liste des menus doit permettre de sélectionner le type de plat souhaité (sandwich, panini, wrap…), les ingrédients (viande, légume, fromage…), les sauces (ketchup, salade, mayo…), les boissons (coca, s</text:span><text:bookmark text:name="firstHeading"/><text:span text:style-name="T9">chweppes, </text:span><text:span text:style-name="T10">ice-tea…) et le dessert (donut, bonbons, muffin…). De plus il doit afficher le prix, calculé automatiquement et permettre de payer soit en espèce soit depuis le solde du compte.</text:span></text:p>
      <text:p text:style-name="P13">Lorsqu'une carte d'adhérent est scannée l'application sélectionne automatiquement l'étudiant correspondant. Cette fonctionnalité ne peut pas encore être implémenté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8M8S</meta:editing-duration>
    <meta:editing-cycles>8</meta:editing-cycles>
    <meta:generator>LibreOffice/5.2.7.2$Windows_x86 LibreOffice_project/2b7f1e640c46ceb28adf43ee075a6e8b8439ed10</meta:generator>
    <dc:date>2018-06-18T17:35:59.239000000</dc:date>
    <meta:document-statistic meta:table-count="0" meta:image-count="0" meta:object-count="0" meta:page-count="1" meta:paragraph-count="16" meta:word-count="371" meta:character-count="2279" meta:non-whitespace-character-count="1924"/>
    <meta:user-defined meta:name="Info 1"/>
    <meta:user-defined meta:name="Info 2"/>
    <meta:user-defined meta:name="Info 3"/>
    <meta:user-defined meta:name="Info 4"/>
  </office:meta>
</office:document-meta>
</file>